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color="#000000" style:text-position="0% 100%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text-position="0% 100%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3" style:family="paragraph" style:parent-style-name="Standard">
      <style:paragraph-properties fo:line-height="200%" fo:text-align="justify" style:justify-single-word="false"/>
      <style:text-properties fo:color="#000000" style:text-position="0% 100%" style:font-name="Calibri" fo:font-size="11pt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line-height="200%" fo:text-align="center" style:justify-single-word="false"/>
      <style:text-properties fo:color="#000000" style:text-position="0% 100%" style:font-name="Calibri" fo:font-size="11pt" style:font-name-asian="Calibri1" style:font-size-asian="11pt" style:font-name-complex="Calibri1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000000" style:text-position="0% 100%"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text-align="center" style:justify-single-word="false"/>
      <style:text-properties fo:color="#000000" style:text-position="0% 100%" style:font-name="Calibri" fo:font-size="11pt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style:text-position="0% 100%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10" style:family="paragraph" style:parent-style-name="Standard">
      <style:paragraph-properties fo:line-height="200%" fo:text-align="justify" style:justify-single-word="false"/>
      <style:text-properties style:text-position="0% 100%" style:font-name="Calibri" fo:font-size="11pt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line-height="200%" fo:text-align="center" style:justify-single-word="false"/>
      <style:text-properties style:text-position="0% 100%" style:font-name="Calibri" fo:font-size="11pt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Calibri" fo:font-size="11pt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keep-together="auto" fo:orphans="2" fo:widows="2" fo:text-indent="0cm" style:auto-text-indent="false" fo:padding="0cm" fo:border="none" fo:keep-with-next="always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200%" fo:text-align="end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Standard">
      <style:paragraph-properties loext:contextual-spacing="false" fo:margin-left="0cm" fo:margin-right="0cm" fo:margin-top="0cm" fo:margin-bottom="0.212cm" fo:line-height="150%" fo:text-align="center" style:justify-single-word="false" fo:keep-together="auto" fo:orphans="2" fo:widows="2" fo:text-indent="0cm" style:auto-text-indent="false" fo:padding="0cm" fo:border="none" fo:keep-with-next="auto"/>
    </style:style>
    <style:style style:name="P16" style:family="paragraph" style:parent-style-name="Standard">
      <style:paragraph-properties loext:contextual-spacing="false" fo:margin-left="0cm" fo:margin-right="0cm" fo:margin-top="0cm" fo:margin-bottom="0.212cm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>
      <style:paragraph-properties loext:contextual-spacing="false" fo:margin-left="0cm" fo:margin-right="0cm" fo:margin-top="0cm" fo:margin-bottom="0.212cm" fo:line-height="100%" fo:text-align="justify" style:justify-single-word="false" fo:keep-together="auto" fo:orphans="2" fo:widows="2" fo:text-indent="0cm" style:auto-text-indent="false" fo:padding="0cm" fo:border="none" fo:keep-with-next="auto"/>
    </style:style>
    <style:style style:name="P18" style:family="paragraph" style:parent-style-name="Standard" style:master-page-name="Standard">
      <style:paragraph-properties loext:contextual-spacing="false" fo:margin-left="0cm" fo:margin-right="0cm" fo:margin-top="0cm" fo:margin-bottom="0cm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00" style:text-line-through-style="none" style:text-position="0% 100%" style:font-name="Calibri" fo:font-size="12pt" fo:font-style="italic" style:text-underline-style="none" fo:font-weight="bold" fo:background-color="#c0c0c0" style:font-name-asian="Calibri1" style:font-size-asian="12pt" style:font-style-asian="italic" style:font-weight-asian="bold" style:font-name-complex="Calibri1" style:font-size-complex="12pt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200%" fo:text-align="end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20" style:family="paragraph" style:parent-style-name="Standard">
      <style:paragraph-properties loext:contextual-spacing="false" fo:margin-left="0cm" fo:margin-right="0cm" fo:margin-top="0cm" fo:margin-bottom="0.212cm" fo:line-height="150%" fo:text-align="center" style:justify-single-word="false" fo:keep-together="auto" fo:orphans="2" fo:widows="2" fo:text-indent="0cm" style:auto-text-indent="false" fo:padding="0cm" fo:border="none" fo:keep-with-next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1" style:family="paragraph" style:parent-style-name="Standard">
      <style:paragraph-properties loext:contextual-spacing="false" fo:margin-left="0cm" fo:margin-right="0cm" fo:margin-top="0cm" fo:margin-bottom="0.212cm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22" style:family="paragraph" style:parent-style-name="Standard">
      <style:text-properties fo:color="#000000" style:text-position="0% 100%"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3" style:family="paragraph" style:parent-style-name="Standard">
      <style:paragraph-properties fo:line-height="200%" fo:text-align="center" style:justify-single-word="false"/>
      <style:text-properties fo:color="#000000" style:text-position="0% 100%"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4" style:family="paragraph" style:parent-style-name="Standard">
      <style:text-properties style:text-position="0% 100%"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5" style:family="paragraph" style:parent-style-name="Standard">
      <style:paragraph-properties fo:line-height="200%" fo:text-align="center" style:justify-single-word="false"/>
      <style:text-properties style:text-position="0% 100%" style:font-name="Calibri" fo:font-size="11pt" style:font-name-asian="Calibri1" style:font-size-asian="11pt" style:font-name-complex="Calibri1" style:font-size-complex="11pt"/>
    </style:style>
    <style:style style:name="P26" style:family="paragraph" style:parent-style-name="Standard">
      <style:paragraph-properties fo:text-align="center" style:justify-single-word="false"/>
      <style:text-properties style:text-position="0% 100%" style:font-name="Calibri" fo:font-size="11pt" style:font-name-asian="Calibri1" style:font-size-asian="11pt" style:font-name-complex="Calibri1" style:font-size-complex="11pt"/>
    </style:style>
    <style:style style:name="P27" style:family="paragraph" style:parent-style-name="Standard">
      <style:paragraph-properties fo:margin-left="7.493cm" fo:margin-right="0cm" fo:line-height="200%" fo:text-indent="0cm" style:auto-text-indent="false"/>
      <style:text-properties fo:color="#000000" style:text-position="0% 100%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bold" fo:background-color="#c0c0c0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position="0% 100%" style:font-name="Calibri" fo:font-size="11pt" fo:font-style="italic" style:text-underline-style="none" fo:font-weight="bold" fo:background-color="#c0c0c0" style:font-name-asian="Calibri1" style:font-size-asian="11pt" style:font-style-asian="italic" style:font-weight-asian="bold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position="0% 100%" style:font-name="Calibri" fo:font-size="11pt" fo:font-style="italic" style:text-underline-style="none" fo:font-weight="bold" style:font-name-asian="Calibri1" style:font-size-asian="11pt" style:font-style-asian="italic" style:font-weight-asian="bold" style:font-name-complex="Calibri1" style:font-size-complex="11pt"/>
    </style:style>
    <style:style style:name="T6" style:family="text">
      <style:text-properties fo:color="#000000" style:text-position="0% 100%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7" style:family="text">
      <style:text-properties fo:color="#000000" style:text-position="0% 100%" style:font-name="Calibri" fo:font-size="11pt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0" style:family="text">
      <style:text-properties style:text-position="0% 100%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1" style:family="text">
      <style:text-properties style:text-position="0% 100%" style:font-name="Calibri" fo:font-size="11pt" style:font-name-asian="Calibri1" style:font-size-asian="11pt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ARTA BAJO PROTESTA DE DECIR VERDAD </text:p>
      <text:p text:style-name="P14"/>
      <text:p text:style-name="P19">Ciudad de México, a 16 de febrero de 2020. <text:s/></text:p>
      <text:p text:style-name="P1"/>
      <text:p text:style-name="P22">C. DIRECTOR DE RECURSOS HUMANOS</text:p>
      <text:p text:style-name="P22">DE INSTITUTO NACIONAL DE LA ECONOMÍA SOCIAL</text:p>
      <text:p text:style-name="P22">PRESENTE.</text:p>
      <text:p text:style-name="P3"/>
      <text:p text:style-name="P7"><text:span text:style-name="T7">Por medio de la presente el (la) que suscribe </text:span><text:span text:style-name="T8">el C. Carlos Velázquez Navarrete</text:span><text:span text:style-name="T7">, con R.F.C. </text:span><text:span text:style-name="T9">VENC-680713-5J1</text:span><text:span text:style-name="T6">,</text:span><text:span text:style-name="T7"> declaro bajo protesta de decir verdad, que no he sido sentenciado(a) con pena privativa de la libertad por delito doloso; no estar inhabilitado para desempeñar un empleo, cargo o comisión en el servicio público; que no me encuentro con algún otro impedimento legal; que no soy parte en algún juicio, de cualquier naturaleza, en contra de esta u otra institución; la inexistencia de alguna situación o supuesto que pudiera generar conflictos de intereses para la ocupación de la plaza federal o para prestar servicios profesionales por honorarios; que no desempeño un empleo, cargo o comisión en la administración publica federal, o bien, no presto servicios profesionales por honorarios en la misma y/o distinta institución y que siendo el caso contrario cuento con el dictamen de compatibilidad de empleos respectivo, así como que la documentación que presento es copia fiel del original.</text:span></text:p>
      <text:p text:style-name="P5"/>
      <text:p text:style-name="P5"/>
      <text:p text:style-name="P7"><text:span text:style-name="T7">Asimismo, doy plena libertad para que este Órgano Desconcentrado en su oportunidad constate lo que en la presente puntualizo, aceptando que en caso de falsedad, se deje sin </text:span><text:span text:style-name="T6">efectos</text:span><text:span text:style-name="T7"> el nombramiento o contrato de prestación de servicios por honorarios que se me haya otorgado y se aplique la sanción que a su caso corresponda.</text:span></text:p>
      <text:p text:style-name="P2"/>
      <text:p text:style-name="P2"/>
      <text:p text:style-name="P2"/>
      <text:p text:style-name="P23">A t e n t a m e n t e</text:p>
      <text:p text:style-name="P4"/>
      <text:p text:style-name="P6"/>
      <text:p text:style-name="P15"><text:span text:style-name="T9">C. Carlos Velázquez Navarrete</text:span><text:span text:style-name="T2"> </text:span></text:p>
      <text:p text:style-name="P20">VENC-680713-5j1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3"><text:span text:style-name="T4">CARTA BAJO PROTESTA DE VERACIDAD DE LA INFORMACIÓN Y </text:span><text:span text:style-name="T3">DOCUMENTOS</text:span><text:span text:style-name="T4"> PRESENTADOS </text:span><text:span text:style-name="T5"><text:s/></text:span></text:p>
      <text:p text:style-name="P14"/>
      <text:p text:style-name="P27"><text:s/></text:p>
      <text:p text:style-name="P27"><text:s text:c="10"/>Ciudad de México, a 16 de febrero de 2020</text:p>
      <text:p text:style-name="P8"/>
      <text:p text:style-name="P24">DIRECCIÓN DE RECURSOS HUMANOS</text:p>
      <text:p text:style-name="P24">INSTITUTO NACIONAL DE LA ECONOMIA SOCIAL</text:p>
      <text:p text:style-name="P24">PRESENTE.</text:p>
      <text:p text:style-name="P10"/>
      <text:p text:style-name="P17"><text:span text:style-name="T1">Por medio de la presente la que suscribe </text:span><text:span text:style-name="T2">C. Carlos Velázquez Navarrete</text:span><text:span text:style-name="T1">, con R.F.C. VENC-680713-5J1</text:span><text:span text:style-name="T2">,</text:span><text:span text:style-name="T1"> declaro bajo protesta de decir verdad, que no he sido sentenciado(a) con pena privativa de la libertad por delito doloso; no estar inhabilitado para el ejercicio del servicio público que no me encuentro con algún otro impedimento legal por formar parte de un juicio en contra de alguna institución o alguna situación que pudiera generar conflicto de intereses para la prestación de mis servicios; así como que la documentación que presento es auténtica.</text:span></text:p>
      <text:p text:style-name="P12"/>
      <text:p text:style-name="P7"><text:span text:style-name="T11">Asimismo, doy plena libertad para que en su oportunidad se constate lo que en la presente puntualizo, aceptando que en caso de falsedad, se deje sin </text:span><text:span text:style-name="T10">efectos</text:span><text:span text:style-name="T11"> el contrato de prestación de servicios que se me haya emitido y se aplique la sanción que a su caso corresponda.</text:span></text:p>
      <text:p text:style-name="P9"/>
      <text:p text:style-name="P9"/>
      <text:p text:style-name="P9"/>
      <text:p text:style-name="P11">A t e n t a m e n t e</text:p>
      <text:p text:style-name="P11"/>
      <text:p text:style-name="P11"/>
      <text:p text:style-name="P26">_____________________________</text:p>
      <text:p text:style-name="P21">C. Carlos Velázquez Navarrete </text:p>
      <text:p text:style-name="P21">VENC-680713-5J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MX" style:letter-kerning="false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es" fo:country="MX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.002cm" fo:margin-left="3cm" fo:margin-right="3cm" style:writing-mode="lr-tb" style:layout-grid-color="#c0c0c0" style:layout-grid-lines="23938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0-03-02T16:48:25.11</dc:date>
    <dc:creator>carlos v</dc:creator>
    <meta:editing-duration>PT1M35S</meta:editing-duration>
    <meta:editing-cycles>1</meta:editing-cycles>
    <meta:document-statistic meta:table-count="0" meta:image-count="0" meta:object-count="0" meta:page-count="2" meta:paragraph-count="22" meta:word-count="440" meta:character-count="2674"/>
  </office:meta>
</office:document-meta>
</file>